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T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1.9659in"/>
    </style:style>
    <style:style style:name="TableColumn5" style:family="table-column">
      <style:table-column-properties style:column-width="1.9659in"/>
    </style:style>
    <style:style style:name="TableColumn6" style:family="table-column">
      <style:table-column-properties style:column-width="1.9666in"/>
    </style:style>
    <style:style style:name="Table3" style:family="table">
      <style:table-properties style:width="5.8986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APUNTES DDL Y DML</text:p>
      <text:p text:style-name="Normal">DDL (Data Definition Language)</text:p>
      <text:p text:style-name="Normal">Definición:</text:p>
      <text:p text:style-name="Normal">Modifica la estructura de la base de datos: Crea, cambia o elimina tablas y relaciones.<text:line-break/>Comandos comunes:<text:line-break/><text:line-break/>CREATE -&gt; Crear bases de datos, tablas, vistas, índices, etc.</text:p>
      <text:p text:style-name="Normal">CREATE TABLE SOCIOS (<text:line-break/><text:tab/>DNI VARCHAR(10) PRIMARY KEY,<text:line-break/><text:tab/>nombre VARCHAR(50),<text:line-break/><text:tab/>apellidos VARCHAR(50)<text:line-break/>);<text:line-break/><text:line-break/>ALTER -&gt; Modificar tablas (agregar o eliminar columnas).</text:p>
      <text:p text:style-name="Normal">ALTER TABLE SOCIOS ADD email VARCHAR(100);<text:line-break/><text:line-break/>DROP -&gt; Eliminar bases de datos o tablas.</text:p>
      <text:p text:style-name="Normal">DROP TABLE SOCIOS;<text:line-break/><text:line-break/>TRUNCATE -&gt; Eliminar todos los registros de una tabla pero conserva la estructura</text:p>
      <text:p text:style-name="Normal">TRUNCATE TABLE SOCIOS;</text:p>
      <text:p text:style-name="Normal">Características:<text:line-break/>- No afecta datos, solo estructura.<text:line-break/>-<text:s/><text:span text:style-name="T2">Utilizando</text:span><text:s/>una vez al principio o cuando se cambia la estructura de la base de datos.</text:p>
      <text:p text:style-name="Normal"><text:line-break/></text:p>
      <text:p text:style-name="Normal"/>
      <text:p text:style-name="Normal"/>
      <text:p text:style-name="Normal"/>
      <text:p text:style-name="Normal"/>
      <text:p text:style-name="Normal"/>
      <text:soft-page-break/>
      <text:p text:style-name="Normal">DML (Data Manipulation Language)<text:line-break/>Definición:<text:line-break/>Modifica los datos dentro de las tablas. Se usa para insertar, actualizar o eliminar registros.</text:p>
      <text:p text:style-name="Normal">Comandos comunes:</text:p>
      <text:p text:style-name="Normal">INSERT -&gt; Insertar datos en tablas.</text:p>
      <text:p text:style-name="Normal">INSERT INTO SOCIOS (DNI, nombre, apellidos) VALUES (‘12345678ª’, <text:s/>‘Carlos’, ‘Pérez’);<text:line-break/><text:line-break/>UPDATE -&gt; Actualizar datos existentes.</text:p>
      <text:p text:style-name="Normal">UPDATE MODALIDAD SET precioTotal = precioTotal * 1.10;<text:line-break/><text:line-break/>DELETE -&gt; Eliminar registros de una tabla.</text:p>
      <text:p text:style-name="Normal">DELETE FROM SOCIOS WHERE DNI = ‘12345678A’;<text:line-break/><text:line-break/>SELECT -&gt; Consultar datos de una tabla (aunque es más DQL, se asocia).</text:p>
      <text:p text:style-name="Normal">SELECT * FROM SOCIOS;<text:line-break/><text:line-break/>Características:<text:line-break/>- Afecta directamente a los datos de la tabla.<text:line-break/>- Usado en operaciones regulares de gestión de información.</text:p>
      <text:p text:style-name="Normal"/>
      <text:p text:style-name="Normal">Diferencias Clave entre DDL y DML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Característica</text:p>
          </table:table-cell>
          <table:table-cell table:style-name="TableCell10">
            <text:p text:style-name="P11">DDL</text:p>
          </table:table-cell>
          <table:table-cell table:style-name="TableCell12">
            <text:p text:style-name="P13">DML</text:p>
          </table:table-cell>
        </table:table-row>
        <table:table-row table:style-name="TableRow14">
          <table:table-cell table:style-name="TableCell15">
            <text:p text:style-name="P16">Modifica</text:p>
          </table:table-cell>
          <table:table-cell table:style-name="TableCell17">
            <text:p text:style-name="P18">Estructura de la base de datos</text:p>
          </table:table-cell>
          <table:table-cell table:style-name="TableCell19">
            <text:p text:style-name="P20">Datos dentro de las tablas</text:p>
          </table:table-cell>
        </table:table-row>
        <table:table-row table:style-name="TableRow21">
          <table:table-cell table:style-name="TableCell22">
            <text:p text:style-name="P23">Ejemplo</text:p>
          </table:table-cell>
          <table:table-cell table:style-name="TableCell24">
            <text:p text:style-name="P25">CREATE, ALTER, DROP</text:p>
          </table:table-cell>
          <table:table-cell table:style-name="TableCell26">
            <text:p text:style-name="P27">INSERT, UPDATE, DELETE</text:p>
          </table:table-cell>
        </table:table-row>
        <table:table-row table:style-name="TableRow28">
          <table:table-cell table:style-name="TableCell29">
            <text:p text:style-name="P30">Impacto</text:p>
          </table:table-cell>
          <table:table-cell table:style-name="TableCell31">
            <text:p text:style-name="P32">No afecta a los datos, solo a la estructura</text:p>
          </table:table-cell>
          <table:table-cell table:style-name="TableCell33">
            <text:p text:style-name="P34">Afecta a los datos, no a la estructura</text:p>
          </table:table-cell>
        </table:table-row>
        <table:table-row table:style-name="TableRow35">
          <table:table-cell table:style-name="TableCell36">
            <text:p text:style-name="P37">Frecuencia</text:p>
          </table:table-cell>
          <table:table-cell table:style-name="TableCell38">
            <text:p text:style-name="P39">Usado esporádicamente</text:p>
          </table:table-cell>
          <table:table-cell table:style-name="TableCell40">
            <text:p text:style-name="P41">Usado constantemente en la gestión de datos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 María Fernández</meta:initial-creator>
    <dc:creator>Jose María Fernández</dc:creator>
    <meta:creation-date>2025-01-29T17:53:00Z</meta:creation-date>
    <dc:date>2025-01-29T20:11:00Z</dc:date>
    <meta:template xlink:href="Normal.dotm" xlink:type="simple"/>
    <meta:editing-cycles>1</meta:editing-cycles>
    <meta:editing-duration>PT8280S</meta:editing-duration>
    <meta:document-statistic meta:page-count="2" meta:paragraph-count="3" meta:word-count="273" meta:character-count="1777" meta:row-count="12" meta:non-whitespace-character-count="1507"/>
  </office:meta>
</office:document-meta>
</file>